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2"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ake off spray when ship dies</text:p>
      <text:p text:style-name="P4"/>
      <text:p text:style-name="P4">maybe on death a slow zoom outfrom sea level so can see self sink</text:p>
      <text:p text:style-name="P4"/>
      <text:p text:style-name="P4"/>
      <text:p text:style-name="P4">aim for 24fps +</text:p>
      <text:p text:style-name="P4"/>
      <text:p text:style-name="P4">arduino code divides the fps by 9 when the use toggle activated11</text:p>
      <text:p text:style-name="P4"><text:s/>to help optomise when die have your health on but everything else deactivated so can still be found by count script</text:p>
      <text:p text:style-name="P4"/>
      <text:p text:style-name="P4"><text:a xlink:type="simple" xlink:href="https://www.alanzucconi.com/2016/12/01/asynchronous-serial-communication/" text:style-name="Internet_20_link" text:visited-style-name="Visited_20_Internet_20_Link">https://www.alanzucconi.com/2016/12/01/asynchronous-serial-communication/</text:a></text:p>
      <text:p text:style-name="P4"/>
      <text:p text:style-name="P4">looks at array ships should it be leftred rightred or like it is red yel blu</text:p>
      <text:p text:style-name="P4">I could still tag by colours and just cult strings so lefred rigred lefgre riggre</text:p>
      <text:p text:style-name="P4">and I can split the string look at the second half if I want colour the first if I want the side</text:p>
      <text:p text:style-name="P4">if I used 8 as have 8 input volts and odds for lefts evens for rights and make all the array left right roygbiv as I think they are then things can commonicate simpler and using statics wont need string compare as will just line up</text:p>
      <text:p text:style-name="P4">or I could go 2d and column could be left right only difference the input and maybe in future the max and columns could be colour [,] or 3 columns and one is the neutral just holds the non left right data. Should I seperate ship and input data!? Sounds messy, the reds should share as static fields their ship features but not their players features, this could be done by making them in run time with constructors</text:p>
      <text:p text:style-name="P4"><text:soft-page-break/></text:p>
      <text:p text:style-name="P4">a lot potential errors from arduino need try catches</text:p>
      <text:p text:style-name="P4"/>
      <text:p text:style-name="P4">colour code drops downs and add power bar image</text:p>
      <text:p text:style-name="P4"><text:a xlink:type="simple" xlink:href="https://stackoverflow.com/questions/36591329/adding-individual-image-in-dropdown-item" text:style-name="Internet_20_link" text:visited-style-name="Visited_20_Internet_20_Link">https://stackoverflow.com/questions/36591329/adding-individual-image-in-dropdown-item</text:a></text:p>
      <text:p text:style-name="P4">Lists and broadcast and sendMessage would be good here</text:p>
      <text:p text:style-name="P4">for drop downs have a left and right L R symbol with appropriate colour background – image</text:p>
      <text:p text:style-name="P4">48 by 48 pixels they change to show which dropdown bar if any they are the currents value for</text:p>
      <text:p text:style-name="P4"><text:a xlink:type="simple" xlink:href="https://www.youtube.com/watch?v=LRoqGsJGgA4" text:style-name="Internet_20_link" text:visited-style-name="Visited_20_Internet_20_Link">https://www.youtube.com/watch?v=LRoqGsJGgA4</text:a></text:p>
      <text:p text:style-name="P4">check out toggle group in the item in the template object in dropdown this may allow them to share</text:p>
      <text:p text:style-name="P4">label front face of blocks representing the bikes l and r</text:p>
      <text:p text:style-name="P4"/>
      <text:p text:style-name="P4">really need to do something with lists and get comfy with them</text:p>
      <text:p text:style-name="P4"/>
      <text:p text:style-name="P4">are the numbers necessary at all or just click on the symbol you want</text:p>
      <text:p text:style-name="P4"/>
      <text:p text:style-name="P4">use pair grey if the two above it havent yet shown curren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103</meta:editing-cycles>
    <meta:creation-date>2018-10-19T14:39:00</meta:creation-date>
    <dc:date>2018-12-01T13:00:22.06</dc:date>
    <meta:editing-duration>P4DT8H44M17S</meta:editing-duration>
    <meta:generator>OpenOffice/4.1.5$Win32 OpenOffice.org_project/415m1$Build-9789</meta:generator>
    <meta:document-statistic meta:table-count="0" meta:image-count="0" meta:object-count="0" meta:page-count="17" meta:paragraph-count="237" meta:word-count="4260" meta:character-count="236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